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/>
    </style:style>
    <style:style style:name="P2" style:family="paragraph" style:parent-style-name="Preformatted_20_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Preformatted_20_Text">
      <style:text-properties style:font-name="Arial" fo:font-weight="bold" style:font-weight-asian="bold" style:font-weight-complex="bold"/>
    </style:style>
    <style:style style:name="P4" style:family="paragraph" style:parent-style-name="Preformatted_20_Text">
      <style:text-properties style:font-name="Arial" fo:font-style="italic" style:font-style-asian="italic" style:font-style-complex="italic"/>
    </style:style>
    <style:style style:name="P5" style:family="paragraph" style:parent-style-name="Preformatted_20_Text">
      <style:text-properties style:font-name="Arial" fo:font-style="normal" style:font-style-asian="normal" style:font-style-complex="normal"/>
    </style:style>
    <style:style style:name="P6" style:family="paragraph" style:parent-style-name="Preformatted_20_Text">
      <style:paragraph-properties fo:margin-left="1.251cm" fo:margin-right="0cm" fo:text-indent="0cm" style:auto-text-indent="false"/>
      <style:text-properties style:font-name="Arial"/>
    </style:style>
    <style:style style:name="P7" style:family="paragraph" style:parent-style-name="Preformatted_20_Text">
      <style:paragraph-properties fo:margin-left="1.251cm" fo:margin-right="0cm" fo:text-indent="0cm" style:auto-text-indent="false"/>
      <style:text-properties style:font-name="Arial" fo:font-style="italic" style:font-style-asian="italic" style:font-style-complex="italic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style:font-name="Arial"/>
    </style:style>
    <style:style style:name="P9" style:family="paragraph" style:parent-style-name="Preformatted_20_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Preformatted_20_Text">
      <style:text-properties style:font-name="Arial" fo:font-style="italic" style:font-style-asian="italic" style:font-style-complex="italic"/>
    </style:style>
    <style:style style:name="P11" style:family="paragraph" style:parent-style-name="Preformatted_20_Text">
      <style:text-properties style:font-name="Arial" fo:font-weight="bold" style:font-weight-asian="bold" style:font-weight-complex="bold"/>
    </style:style>
    <style:style style:name="P12" style:family="paragraph" style:parent-style-name="Preformatted_20_Text">
      <style:paragraph-properties fo:margin-left="1.251cm" fo:margin-right="0cm" fo:text-indent="0cm" style:auto-text-indent="false"/>
      <style:text-properties style:font-name="Ari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ikkoraportti 4 <text:s text:c="6"/>31.5.-6.6.2013</text:p>
      <text:p text:style-name="P1"/>
      <text:p text:style-name="P1">Tero Mäntylä</text:p>
      <text:p text:style-name="P1"/>
      <text:p text:style-name="P3">ma 3.6.</text:p>
      <text:p text:style-name="P6">Käynti ohjaajien konsultaatiossa ja uuden suunnan haku projektille. Aloitin koodaileen A* algoritmia palapelin ratkaisemiseen. Eniten miettimistä tuottaa solmujen suunnaton määärä. Kaikkia 10 triljoonaa solmua kun ei voi alustaa, joten täytyy ajon aikana lennossa luoda solmut ja käsitellä niitä.</text:p>
      <text:p text:style-name="P6">Mikä sitten lienee parasta ratkaisu tähän. Toivottavasti ei mee yö unet.</text:p>
      <text:p text:style-name="P1"><text:tab/><text:span text:style-name="T1">käytetty aika: 4h</text:span></text:p>
      <text:p text:style-name="P1"/>
      <text:p text:style-name="P3">ti 4.6.</text:p>
      <text:p text:style-name="P6"/>
      <text:p text:style-name="P1"><text:tab/><text:span text:style-name="T1">käytetty aika: 0h </text:span></text:p>
      <text:p text:style-name="P9"/>
      <text:p text:style-name="P3">ke 5.6.</text:p>
      <text:p text:style-name="P6"><text:s/></text:p>
      <text:p text:style-name="P4"><text:tab/>käytetty aika: 0h </text:p>
      <text:p text:style-name="P1"/>
      <text:p text:style-name="P3"/>
      <text:p text:style-name="P7"/>
      <text:p text:style-name="P4">Aikaisemmin käytetty aika 59 tuntia.</text:p>
      <text:p text:style-name="P4">Tällä viikolla käytetty aika xxx tuntia.</text:p>
      <text:p text:style-name="P4">Käytetty aikaa yhteensä xxx tunti.</text:p>
      <text:p text:style-name="P4"/>
      <text:p text:style-name="P5">Huom! BruteForce luokkaa ei ole tarkoitus liittää lopullisen ratkaisuun joten sitä ei ole dokumentoitu eikä testattu.</text:p>
      <text:p text:style-name="P1"/>
      <text:p text:style-name="P1"/>
      <text:p text:style-name="P3">Mitä seuraavaksi:</text:p>
      <text:p text:style-name="P6">- Toteuttaa toimiva linear conflict, joka oikeasti nopeuttaa laskentaa.</text:p>
      <text:p text:style-name="P6">- Tehdä parempi sekoittaja. Kaikki vaihtoehdot eivät nyt ole yhtä todennäköisiä.</text:p>
      <text:p text:style-name="P6"/>
      <text:p text:style-name="P8">Mahdollisia muita vaitoehtoja:</text:p>
      <text:p text:style-name="P6">- A* ratkaisija olisi ihan opettavaista toteuttaa ja saisi hyvän vertailukohdan.</text:p>
      <text:p text:style-name="P6">- Walking Distance heuristiikan toteuttaminen IDA*:een. </text:p>
      <text:p text:style-name="P6"><text:tab/>Menetelmää käyttää esilaskettua pattern databasea. Näitä on muitakin vaihtoehtoja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4T10:28:20</dc:date>
    <dc:creator>Tero Mantyla</dc:creator>
    <meta:generator>LibreOffice/3.5$Linux_X86_64 LibreOffice_project/350m1$Build-2</meta:generator>
    <meta:editing-duration>PT46M37S</meta:editing-duration>
    <meta:editing-cycles>4</meta:editing-cycles>
    <meta:document-statistic meta:table-count="0" meta:image-count="0" meta:object-count="0" meta:page-count="1" meta:paragraph-count="22" meta:word-count="154" meta:character-count="1139" meta:non-whitespace-character-count="1134"/>
  </office:meta>
</office:document-meta>
</file>